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rese@Sweetness:~/Documents/Python_Projects$ ./means.py </text:p>
      <text:p text:style-name="Standard"/>
      <text:p text:style-name="Standard">Statistics for problem one: </text:p>
      <text:p text:style-name="Standard"></text:p>
      <text:p text:style-name="Standard">mean of means: 1.4999</text:p>
      <text:p text:style-name="Standard"></text:p>
      <text:p text:style-name="Standard">Probablity that the mean is between 1.49 and 1.53 inclusive is: 1.0</text:p>
      <text:p text:style-name="Standard"></text:p>
      <text:p text:style-name="Standard">The standard deviation is: 0.0018</text:p>
      <text:p text:style-name="Standard"></text:p>
      <text:p text:style-name="Standard"></text:p>
      <text:p text:style-name="Standard">Statistics for problem two: </text:p>
      <text:p text:style-name="Standard"></text:p>
      <text:p text:style-name="Standard">mean of means: 5.4998</text:p>
      <text:p text:style-name="Standard"></text:p>
      <text:p text:style-name="Standard">Probablity that the mean is between 4.6 and 5.1 exclusive is: 0.0</text:p>
      <text:p text:style-name="Standard"></text:p>
      <text:p text:style-name="Standard">The standard deviation is: 0.0187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rese </meta:initial-creator>
    <meta:creation-date>2012-11-20T17:42:37</meta:creation-date>
    <dc:date>2012-11-20T17:43:10</dc:date>
    <dc:creator>Therese </dc:creator>
    <meta:editing-duration>P0D</meta:editing-duration>
    <meta:editing-cycles>1</meta:editing-cycles>
    <meta:document-statistic meta:table-count="0" meta:image-count="0" meta:object-count="0" meta:page-count="1" meta:paragraph-count="17" meta:word-count="52" meta:character-count="371" meta:non-whitespace-character-count="308"/>
    <meta:generator>LibreOffice/3.5$Linux_x86 LibreOffice_project/350m1$Build-2</meta:generator>
  </office:meta>
</office:document-meta>
</file>